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2000001938F6703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11.578cm"/>
    </style:style>
    <style:style style:name="gr6" style:family="graphic" style:parent-style-name="standard">
      <style:graphic-properties draw:stroke="none" draw:fill="none" fo:min-height="11.75cm"/>
    </style:style>
    <style:style style:name="gr7" style:family="graphic" style:parent-style-name="standard" style:list-style-name="L2">
      <style:graphic-properties draw:stroke="none" draw:fill="none" fo:min-height="11.578cm"/>
    </style:style>
    <style:style style:name="gr8" style:family="graphic" style:parent-style-name="standard" style:list-style-name="L2">
      <style:graphic-properties draw:stroke="none" draw:fill="none" fo:min-height="11.578cm"/>
    </style:style>
    <style:style style:name="gr9" style:family="graphic" style:parent-style-name="standard" style:list-style-name="L2">
      <style:graphic-properties draw:stroke="none" draw:fill="none" fo:min-height="11.578cm"/>
    </style:style>
    <style:style style:name="gr10" style:family="graphic" style:parent-style-name="standard" style:list-style-name="L2">
      <style:graphic-properties draw:stroke="none" draw:fill="none" fo:min-height="11.578cm"/>
    </style:style>
    <style:style style:name="gr11" style:family="graphic" style:parent-style-name="standard" style:list-style-name="L2">
      <style:graphic-properties draw:stroke="none" draw:fill="none" fo:min-height="11.578cm"/>
    </style:style>
    <style:style style:name="gr12" style:family="graphic" style:parent-style-name="standard" style:list-style-name="L2">
      <style:graphic-properties draw:stroke="none" draw:fill="none" fo:min-height="11.578cm"/>
    </style:style>
    <style:style style:name="gr13" style:family="graphic" style:parent-style-name="standard" style:list-style-name="L2">
      <style:graphic-properties draw:stroke="none" draw:fill="none" fo:min-height="11.578cm"/>
    </style:style>
    <style:style style:name="gr14" style:family="graphic" style:parent-style-name="standard" style:list-style-name="L2">
      <style:graphic-properties draw:stroke="none" draw:fill="none" fo:min-height="11.5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draw:fill="none" fo:min-height="11.578cm"/>
    </style:style>
    <style:style style:name="gr17" style:family="graphic" style:parent-style-name="standard" style:list-style-name="L2">
      <style:graphic-properties draw:stroke="none" draw:fill="none" fo:min-height="11.578cm"/>
    </style:style>
    <style:style style:name="gr18" style:family="graphic" style:parent-style-name="standard" style:list-style-name="L2">
      <style:graphic-properties draw:stroke="none" draw:fill="none" fo:min-height="11.578cm"/>
    </style:style>
    <style:style style:name="gr19" style:family="graphic" style:parent-style-name="standard" style:list-style-name="L3">
      <style:graphic-properties draw:stroke="none" draw:fill="none" fo:min-height="11.578cm"/>
    </style:style>
    <style:style style:name="gr20" style:family="graphic" style:parent-style-name="standard" style:list-style-name="L2">
      <style:graphic-properties draw:stroke="none" draw:fill="none" fo:min-height="11.578cm"/>
    </style:style>
    <style:style style:name="gr21" style:family="graphic" style:parent-style-name="standard" style:list-style-name="L2">
      <style:graphic-properties draw:stroke="none" draw:fill="none" fo:min-height="11.578cm"/>
    </style:style>
    <style:style style:name="gr22" style:family="graphic" style:parent-style-name="standard" style:list-style-name="L2">
      <style:graphic-properties draw:stroke="none" draw:fill="none" fo:min-height="11.578cm"/>
    </style:style>
    <style:style style:name="gr23" style:family="graphic" style:parent-style-name="standard" style:list-style-name="L2">
      <style:graphic-properties draw:stroke="none" draw:fill="none" fo:min-height="11.578cm"/>
    </style:style>
    <style:style style:name="gr24" style:family="graphic" style:parent-style-name="standard" style:list-style-name="L2">
      <style:graphic-properties draw:stroke="none" draw:fill="none" fo:min-height="11.578cm"/>
    </style:style>
    <style:style style:name="gr25" style:family="graphic" style:parent-style-name="standard" style:list-style-name="L2">
      <style:graphic-properties draw:stroke="none" draw:fill="none" fo:min-height="11.578cm"/>
    </style:style>
    <style:style style:name="gr26" style:family="graphic" style:parent-style-name="standard" style:list-style-name="L2">
      <style:graphic-properties draw:stroke="none" draw:fill="none" fo:min-height="11.578cm"/>
    </style:style>
    <style:style style:name="gr27" style:family="graphic" style:parent-style-name="standard" style:list-style-name="L2">
      <style:graphic-properties draw:stroke="none" draw:fill="none" fo:min-height="11.578cm"/>
    </style:style>
    <style:style style:name="gr28" style:family="graphic" style:parent-style-name="standard" style:list-style-name="L2">
      <style:graphic-properties draw:stroke="none" draw:fill="none" fo:min-height="11.578cm"/>
    </style:style>
    <style:style style:name="gr29" style:family="graphic" style:parent-style-name="standard" style:list-style-name="L2">
      <style:graphic-properties draw:stroke="none" draw:fill="none" fo:min-height="11.578cm"/>
    </style:style>
    <style:style style:name="gr30" style:family="graphic" style:parent-style-name="standard" style:list-style-name="L2">
      <style:graphic-properties draw:stroke="none" draw:fill="none" fo:min-height="11.578cm"/>
    </style:style>
    <style:style style:name="gr31" style:family="graphic" style:parent-style-name="standard" style:list-style-name="L2">
      <style:graphic-properties draw:stroke="none" draw:fill="none" fo:min-height="11.578cm"/>
    </style:style>
    <style:style style:name="gr32" style:family="graphic" style:parent-style-name="standard" style:list-style-name="L2">
      <style:graphic-properties draw:stroke="none" draw:fill="none" fo:min-height="11.578cm"/>
    </style:style>
    <style:style style:name="gr33" style:family="graphic" style:parent-style-name="standard" style:list-style-name="L2">
      <style:graphic-properties draw:stroke="none" draw:fill="none" fo:min-height="11.578cm"/>
    </style:style>
    <style:style style:name="gr34" style:family="graphic" style:parent-style-name="standard" style:list-style-name="L2">
      <style:graphic-properties draw:stroke="none" draw:fill="none" fo:min-height="11.578cm"/>
    </style:style>
    <style:style style:name="gr35" style:family="graphic" style:parent-style-name="standard">
      <style:graphic-properties draw:stroke="none" draw:opacity="40%" draw:textarea-horizontal-align="justify" draw:textarea-vertical-align="middle" draw:auto-grow-height="false" draw:shadow-opacity="40%"/>
    </style:style>
    <style:style style:name="gr36" style:family="graphic" style:parent-style-name="standard">
      <style:graphic-properties draw:stroke="none" draw:fill="solid" draw:fill-color="#ffff66" draw:opacity="40%" draw:textarea-horizontal-align="justify" draw:textarea-vertical-align="middle" draw:auto-grow-height="false" draw:shadow-opacity="40%"/>
    </style:style>
    <style:style style:name="gr37" style:family="graphic" style:parent-style-name="standard">
      <style:graphic-properties draw:stroke="none" draw:fill="solid" draw:fill-color="#ffcc99" draw:opacity="40%" draw:textarea-horizontal-align="justify" draw:textarea-vertical-align="middle" draw:auto-grow-height="false" draw:shadow-opacity="40%"/>
    </style:style>
    <style:style style:name="gr38" style:family="graphic" style:parent-style-name="standard" style:list-style-name="L2">
      <style:graphic-properties draw:stroke="none" draw:fill="none" fo:min-height="11.578cm"/>
    </style:style>
    <style:style style:name="gr39" style:family="graphic" style:parent-style-name="standard" style:list-style-name="L3">
      <style:graphic-properties draw:stroke="none" draw:fill="none" fo:min-height="11.578cm"/>
    </style:style>
    <style:style style:name="gr40" style:family="graphic" style:parent-style-name="standard" style:list-style-name="L2">
      <style:graphic-properties draw:stroke="none" draw:fill="none" fo:min-height="11.578cm"/>
    </style:style>
    <style:style style:name="gr41" style:family="graphic" style:parent-style-name="standard" style:list-style-name="L2">
      <style:graphic-properties draw:stroke="none" draw:fill="none" fo:min-height="11.578cm"/>
    </style:style>
    <style:style style:name="gr42" style:family="graphic" style:parent-style-name="standard" style:list-style-name="L2">
      <style:graphic-properties draw:stroke="none" draw:fill="none" fo:min-height="2.25cm"/>
    </style:style>
    <style:style style:name="gr43" style:family="graphic" style:parent-style-name="standard" style:list-style-name="L2">
      <style:graphic-properties draw:stroke="none" draw:fill="none" fo:min-height="2.25cm"/>
    </style:style>
    <style:style style:name="gr44" style:family="graphic" style:parent-style-name="standard" style:list-style-name="L2">
      <style:graphic-properties draw:stroke="none" draw:fill="none" fo:min-height="2.25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P3" style:family="paragraph">
      <style:paragraph-properties fo:margin-left="0cm" fo:margin-right="0cm" fo:text-align="center" fo:text-indent="0cm"/>
      <style:text-properties fo:font-family="UltraCondensedSansSerif" style:font-family-generic="swiss" style:font-pitch="variable"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50%" fo:text-indent="0cm"/>
    </style:style>
    <style:style style:name="P9" style:family="paragraph">
      <style:paragraph-properties text:enable-numbering="true" fo:margin-left="0cm" fo:margin-right="0cm" fo:line-height="150%" fo:text-indent="0cm"/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</style:style>
    <style:style style:name="P11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font-size="18pt"/>
    </style:style>
    <style:style style:name="P12" style:family="paragraph">
      <style:paragraph-properties text:enable-numbering="true"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margin-left="0cm" fo:margin-right="0cm" fo:line-height="150%" fo:text-align="justify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family="'URW Gothic L'" style:font-family-generic="swiss" style:font-pitch="variable" fo:font-size="26pt" style:font-size-asian="26pt" style:font-size-complex="26pt"/>
    </style:style>
    <style:style style:name="P16" style:family="paragraph">
      <style:paragraph-properties fo:margin-left="0cm" fo:margin-right="0cm" fo:text-indent="0cm"/>
      <style:text-properties fo:font-family="'URW Gothic L'" style:font-family-generic="swiss" style:font-pitch="variable" fo:font-size="26pt" style:font-size-asian="26pt" style:font-size-complex="26pt"/>
    </style:style>
    <style:style style:name="P17" style:family="paragraph">
      <style:paragraph-properties fo:margin-left="0cm" fo:margin-right="0cm" fo:line-height="150%" fo:text-align="start" fo:text-indent="0cm">
        <style:tab-stops>
          <style:tab-stop style:position="1.27cm"/>
        </style:tab-stops>
      </style:paragraph-properties>
    </style:style>
    <style:style style:name="P18" style:family="paragraph">
      <style:paragraph-properties fo:margin-left="0cm" fo:margin-right="0cm" fo:line-height="150%" fo:text-align="justify" fo:text-indent="0cm">
        <style:tab-stops>
          <style:tab-stop style:position="0.635cm"/>
        </style:tab-stops>
      </style:paragraph-properties>
    </style:style>
    <style:style style:name="P19" style:family="paragraph">
      <style:paragraph-properties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</style:style>
    <style:style style:name="P20" style:family="paragraph">
      <style:paragraph-properties fo:margin-left="0cm" fo:margin-right="0cm" fo:line-height="150%" fo:text-align="justify" fo:text-indent="0cm">
        <style:tab-stops>
          <style:tab-stop style:position="1.884cm"/>
        </style:tab-stops>
      </style:paragraph-properties>
    </style:style>
    <style:style style:name="P21" style:family="paragraph">
      <style:paragraph-properties fo:margin-left="0cm" fo:margin-right="0cm" fo:margin-top="0cm" fo:margin-bottom="0.212cm" fo:line-height="150%" fo:text-align="justify" fo:text-indent="0cm">
        <style:tab-stops>
          <style:tab-stop style:position="1.884cm"/>
        </style:tab-stops>
      </style:paragraph-properties>
    </style:style>
    <style:style style:name="P22" style:family="paragraph">
      <style:paragraph-properties text:enable-numbering="true"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margin-left="0cm" fo:margin-right="0cm" fo:line-height="150%" fo:text-indent="0cm">
        <style:tab-stops>
          <style:tab-stop style:position="1.27cm"/>
        </style:tab-stops>
      </style:paragraph-properties>
    </style:style>
    <style:style style:name="P24" style:family="paragraph">
      <style:paragraph-properties fo:margin-left="0cm" fo:margin-right="0cm" fo:line-height="150%" fo:text-align="start" fo:text-indent="0cm"/>
    </style:style>
    <style:style style:name="P25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left="0cm" fo:margin-right="0cm" fo:margin-top="0.494cm" fo:margin-bottom="0.494cm" fo:line-height="150%" fo:text-indent="0cm"/>
    </style:style>
    <style:style style:name="P27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normal"/>
    </style:style>
    <style:style style:name="P28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29" style:family="paragraph">
      <style:paragraph-properties fo:margin-left="0cm" fo:margin-right="0cm" fo:text-align="end" fo:text-indent="0cm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paragraph-properties text:enable-numbering="true" fo:margin-left="0.45cm" fo:margin-right="0cm" fo:line-height="150%" fo:text-align="justify" fo:text-indent="-0.45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bold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bold"/>
    </style:style>
    <style:style style:name="P32" style:family="paragraph">
      <style:paragraph-properties fo:margin-left="0cm" fo:margin-right="0cm" fo:line-height="150%" fo:text-indent="0cm">
        <style:tab-stops>
          <style:tab-stop style:position="3.768cm"/>
          <style:tab-stop style:position="5.017cm"/>
          <style:tab-stop style:position="6.265cm"/>
        </style:tab-stops>
      </style:paragraph-properties>
    </style:style>
    <style:style style:name="P33" style:family="paragraph">
      <style:paragraph-properties text:enable-numbering="true" fo:margin-left="0cm" fo:margin-right="0cm" fo:line-height="150%" fo:text-align="start" fo:text-indent="0cm">
        <style:tab-stops>
          <style:tab-stop style:position="3.768cm"/>
          <style:tab-stop style:position="5.017cm"/>
          <style:tab-stop style:position="6.265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34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5" style:family="paragraph">
      <style:paragraph-properties fo:margin-left="0cm" fo:margin-right="0cm" fo:margin-top="0.494cm" fo:margin-bottom="0.494cm" fo:line-height="150%" fo:text-align="center" fo:text-indent="0cm"/>
    </style:style>
    <style:style style:name="T1" style:family="text"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T2" style:family="text">
      <style:text-properties fo:font-family="UltraCondensedSansSerif" style:font-family-generic="swiss" style:font-pitch="variable" fo:font-size="36pt" style:font-size-asian="36pt" style:font-size-complex="36pt"/>
    </style:style>
    <style:style style:name="T3" style:family="text">
      <style:text-properties fo:color="#000000" fo:font-family="UltraCondensedSansSerif" style:font-family-generic="swiss" style:font-pitch="variable" fo:font-size="80pt" fo:font-weight="normal" style:font-size-asian="80pt" style:font-weight-asian="normal" style:font-size-complex="80pt" style:font-weight-complex="normal"/>
    </style:style>
    <style:style style:name="T4" style:family="text"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ffffff" fo:font-family="'Liberation Sans'" style:font-family-generic="swiss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6" style:family="text">
      <style:text-properties fo:color="#ffffff" fo:font-family="'Liberation Sans'" style:font-family-generic="swiss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7" style:family="text">
      <style:text-properties fo:color="#000000" fo:font-family="'Nimbus Roman No9 L'" style:font-family-generic="roman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8" style:family="text">
      <style:text-properties fo:color="#000000" fo:font-family="'Nimbus Roman No9 L'" style:font-family-generic="roman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9" style:family="text">
      <style:text-properties fo:font-family="'URW Gothic L'" style:font-family-generic="swiss" style:font-pitch="variable" fo:font-size="26pt" style:font-size-asian="26pt" style:font-size-complex="26pt"/>
    </style:style>
    <style:style style:name="T10" style:family="text">
      <style:text-properties fo:color="#000000" fo:font-family="'Nimbus Roman No9 L'" style:font-family-generic="roman" style:font-pitch="variable" fo:font-size="22pt" fo:language="es" fo:country="ES" fo:font-weight="normal" style:font-family-asian="Verdana" style:font-family-generic-asian="swiss" style:font-pitch-asian="variable" style:font-size-asian="22pt" style:language-asian="en" style:country-asian="US" style:font-weight-asian="normal" style:font-family-complex="Calibri" style:font-family-generic-complex="swiss" style:font-pitch-complex="variable" style:font-size-complex="22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family="UltraCondensedSansSerif" style:font-family-generic="swiss" style:font-pitch="variable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5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45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45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45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45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45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45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45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45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45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4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4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4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4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4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4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4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4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−">
        <style:list-level-properties/>
        <style:text-properties fo:font-family="'Courier 10 Pitch'" style:font-style-name="Regular" style:font-pitch="fixed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3" text:bullet-char="−">
        <style:list-level-properties text:space-before="1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4" text:bullet-char="−">
        <style:list-level-properties text:space-before="1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5" text:bullet-char="−">
        <style:list-level-properties text:space-before="2.4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6" text:bullet-char="−">
        <style:list-level-properties text:space-before="3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7" text:bullet-char="−">
        <style:list-level-properties text:space-before="3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8" text:bullet-char="−">
        <style:list-level-properties text:space-before="4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9" text:bullet-char="−">
        <style:list-level-properties text:space-before="4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10" text:bullet-char="−">
        <style:list-level-properties text:space-before="5.4cm" text:min-label-width="0.6cm"/>
        <style:text-properties fo:font-family="'Courier 10 Pitch'" style:font-style-name="Regular" style:font-pitch="fixed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1cm" svg:height="5.556cm" svg:x="6cm" svg:y="0.844cm">
          <draw:text-box>
            <text:p text:style-name="P1"><text:span text:style-name="T1">JHard</text:span></text:p>
          </draw:text-box>
        </draw:frame>
        <draw:frame draw:style-name="gr2" draw:text-style-name="P3" draw:layer="layout" svg:width="20.5cm" svg:height="3.309cm" svg:x="6.725cm" svg:y="12.5cm">
          <draw:text-box>
            <text:p text:style-name="P1"><text:span text:style-name="T2">Sistema para la Unidad de Hardware y Software de Ingenieria de la UES-F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6" draw:layer="layout" svg:width="21cm" svg:height="3.65cm" svg:x="6cm" svg:y="1.634cm">
          <draw:text-box>
            <text:p text:style-name="P5"><text:span text:style-name="T3">Introducción</text:span></text:p>
          </draw:text-box>
        </draw:frame>
        <draw:frame draw:style-name="gr4" draw:text-style-name="P7" draw:layer="layout" svg:width="8.175cm" svg:height="4.762cm" svg:x="13cm" svg:y="7.9cm">
          <draw:image xlink:href="../recursos/eclipse-logo-white.jpg" xlink:type="simple" xlink:show="embed" xlink:actuate="onLoad">
            <text:p/>
          </draw:image>
        </draw:frame>
        <draw:frame draw:style-name="gr4" draw:text-style-name="P7" draw:layer="layout" svg:width="5.49cm" svg:height="10.221cm" svg:x="6.71cm" svg:y="8.379cm">
          <draw:image xlink:href="../recursos/javalogo.png" xlink:type="simple" xlink:show="embed" xlink:actuate="onLoad">
            <text:p/>
          </draw:image>
        </draw:frame>
        <draw:frame draw:style-name="gr4" draw:text-style-name="P7" draw:layer="layout" svg:width="7.381cm" svg:height="2.777cm" svg:x="15.5cm" svg:y="16cm">
          <draw:image xlink:href="../recursos/ICEfaces-Logo-for-HTML-Docs.gif" xlink:type="simple" xlink:show="embed" xlink:actuate="onLoad">
            <text:p/>
          </draw:image>
        </draw:frame>
        <draw:frame draw:style-name="gr4" draw:text-style-name="P7" draw:layer="layout" svg:width="6.739cm" svg:height="4.913cm" svg:x="19.661cm" svg:y="10.287cm">
          <draw:image xlink:href="../recursos/logo-mysql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1-antecedent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ntecedentes</text:span></text:p>
          </draw:text-box>
        </draw:frame>
        <draw:frame draw:style-name="gr5" draw:text-style-name="P9" draw:layer="layout" svg:width="21.264cm" svg:height="11.828cm" svg:x="5.736cm" svg:y="7.5cm">
          <draw:text-box>
            <text:list text:style-name="L2">
              <text:list-item>
                <text:p text:style-name="P8"><text:span text:style-name="T4">Nace la unidad en el año 2002. <text:s/></text:span></text:p>
              </text:list-item>
              <text:list-item>
                <text:p text:style-name="P8"><text:span text:style-name="T4">Se crea un puesto de adicional en la unidad en 2004.</text:span></text:p>
              </text:list-item>
              <text:list-item>
                <text:p text:style-name="P8"><text:span text:style-name="T4">Cada ciclo ha utilizado el 90% o 95% de la carga de horarios.</text:span></text:p>
              </text:list-item>
              <text:list-item>
                <text:p text:style-name="P8"><text:span text:style-name="T4">Las inscripciones se hacen rellenando hojas con cupos de horarios.</text:span></text:p>
              </text:list-item>
              <text:list-item>
                <text:p text:style-name="P8"><text:span text:style-name="T4">No han habido intentos para elaborar un sistem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1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0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7" draw:text-style-name="P9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8" draw:text-style-name="P9" draw:layer="layout" svg:width="21.264cm" svg:height="11.828cm" svg:x="5.736cm" svg:y="7.5cm">
          <draw:text-box>
            <text:p text:style-name="P10"><text:span text:style-name="T7">General:</text:span></text:p>
            <text:p text:style-name="P10"><text:span text:style-name="T8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9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0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Crear un módulo que controle de una manera más eficaz y exacta todo el inventario físico de hardware y de mobiliario que maneja el Laboratorio de Hardware.</text:span></text:p>
            <text:p text:style-name="P10"><text:span text:style-name="T8"/></text:p>
            <text:p text:style-name="P10"><text:span text:style-name="T8">Desarrollar un módulo que realice una inscripción de grupos de laboratorio mucho más moderna y eficaz que ayude a controlar los cupos en todos ell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1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2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Diseñar un sistema modular y flexible, orientado a un ambiente web y que su área de acción sea la Intranet de la Facultad, y así utilizar un recurso poco aprovechado en la Universidad. </text:span></text:p>
            <text:p text:style-name="P13"><text:span text:style-name="T8"/></text:p>
            <text:p text:style-name="P10"><text:span text:style-name="T8">Legar una herramienta que fomente el uso de las soluciones informáticas y la computación general para docentes y personal administrativo de la Universida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3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4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Promocionar, mediante el sistema que se desarrollará, a la Unidad de Hardware, su quehacer, la labor social que desarrolla y los cursos de informática que se pueden imparti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1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5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6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<text:s/></text:span><text:span text:style-name="T10">Los procesos de inscripción y creación de grupos se hacen con métodos convencionales.</text:span></text:p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No se lleva un control detallado del mantenimiento, fallas y reportes de solucion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7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<text:s/></text:span><text:span text:style-name="T10">¿Implementación de alguna solución ya disponible?</text:span></text:p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>El manejo de inventario físico del hardware no es automatizado.</text:span></text:p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Presupuest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8" draw:text-style-name="P12" draw:layer="layout" svg:width="21.264cm" svg:height="11.828cm" svg:x="5.736cm" svg:y="7.5cm">
          <draw:text-box>
            <text:p text:style-name="P10"><text:span text:style-name="T10">El sistema que se propone será el compilado de una serie de módulos:</text:span></text:p>
            <text:p text:style-name="P10"><text:span text:style-name="T10"/></text:p>
            <text:list text:style-name="L3">
              <text:list-item>
                <text:p text:style-name="P10"><text:span text:style-name="T10">Módulo de inventarios</text:span></text:p>
              </text:list-item>
              <text:list-item>
                <text:p text:style-name="P10"><text:span text:style-name="T10">Módulo de inscripción de grupos</text:span></text:p>
              </text:list-item>
              <text:list-item>
                <text:p text:style-name="P10"><text:span text:style-name="T10">Módulo para promocionar cursos de informática</text:span></text:p>
              </text:list-item>
              <text:list-item>
                <text:p text:style-name="P10"><text:span text:style-name="T10">Módulo de peticiones de servicio de mantenimient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9" draw:text-style-name="P12" draw:layer="layout" svg:width="21.264cm" svg:height="11.828cm" svg:x="5.736cm" svg:y="7.5cm">
          <draw:text-box>
            <text:list text:style-name="L3">
              <text:list-item>
                <text:p text:style-name="P10"><text:span text:style-name="T10">Módulo de conocimiento sobre soluciones a problemas informáticos comunes, y biblioteca de manuales y software libre.</text:span></text:p>
              </text:list-item>
              <text:list-item>
                <text:p text:style-name="P10"><text:span text:style-name="T10">Módulo de reserva de cañones y laptop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0" draw:text-style-name="P12" draw:layer="layout" svg:width="21.264cm" svg:height="11.828cm" svg:x="5.736cm" svg:y="7.5cm">
          <draw:text-box>
            <text:p text:style-name="P10"><text:span text:style-name="T10">Módulos:</text:span></text:p>
            <text:list text:style-name="L3">
              <text:list-item>
                <text:p text:style-name="P10"><text:span text:style-name="T7">JInvent</text:span></text:p>
              </text:list-item>
              <text:list-item>
                <text:p text:style-name="P17"><text:span text:style-name="T7">JRequest</text:span></text:p>
              </text:list-item>
              <text:list-item>
                <text:p text:style-name="P17"><text:span text:style-name="T7">JWiki</text:span></text:p>
              </text:list-item>
              <text:list-item>
                <text:p text:style-name="P17"><text:span text:style-name="T7">ProCur</text:span></text:p>
              </text:list-item>
              <text:list-item>
                <text:p text:style-name="P17"><text:span text:style-name="T7">ManLab</text:span></text:p>
              </text:list-item>
              <text:list-item>
                <text:p text:style-name="P17"><text:span text:style-name="T7">JCan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1" draw:text-style-name="P12" draw:layer="layout" svg:width="21.264cm" svg:height="11.828cm" svg:x="5.736cm" svg:y="7.5cm">
          <draw:text-box>
            <text:list text:style-name="L1">
              <text:list-item>
                <text:p text:style-name="P18"><text:span text:style-name="T10">Interfaz administrativa para darle mantenimiento al sitio </text:span></text:p>
              </text:list-item>
              <text:list-item>
                <text:p text:style-name="P18"><text:span text:style-name="T10">Generación de report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9"><text:span text:style-name="T10">Asistencia a clases de alumnos</text:span></text:p>
                                  </text:list-item>
                                  <text:list-item>
                                    <text:p text:style-name="P19"><text:span text:style-name="T10">Asistencia de instructores a sus laboratorios</text:span></text:p>
                                  </text:list-item>
                                  <text:list-item>
                                    <text:p text:style-name="P19"><text:span text:style-name="T10">Inventario General</text:span></text:p>
                                  </text:list-item>
                                  <text:list-item>
                                    <text:p text:style-name="P19"><text:span text:style-name="T10">Inventario específico según criterios</text:span></text:p>
                                  </text:list-item>
                                  <text:list-item>
                                    <text:p text:style-name="P19"><text:span text:style-name="T10">Orden de Servicio por fecha, por PC</text:span></text:p>
                                  </text:list-item>
                                  <text:list-item>
                                    <text:p text:style-name="P18"><text:span text:style-name="T10">Especificaciones de cada máquina, etc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2" draw:text-style-name="P22" draw:layer="layout" svg:width="21.264cm" svg:height="11.828cm" svg:x="5.736cm" svg:y="7.5cm">
          <draw:text-box>
            <text:list text:style-name="L3">
              <text:list-item>
                <text:p text:style-name="P18"><text:span text:style-name="T7">Seguridad:</text:span><text:span text:style-name="T10"> Perfiles con permisos asignables a los usuarios sobre los módulos y las acciones sobre esto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Súper Administrador</text:span></text:p>
                                  </text:list-item>
                                  <text:list-item>
                                    <text:p text:style-name="P20"><text:span text:style-name="T10">Administrador de Sistema</text:span></text:p>
                                  </text:list-item>
                                  <text:list-item>
                                    <text:p text:style-name="P20"><text:span text:style-name="T10">Secretarias </text:span></text:p>
                                  </text:list-item>
                                  <text:list-item>
                                    <text:p text:style-name="P20"><text:span text:style-name="T10">Editores de Contenidos</text:span></text:p>
                                  </text:list-item>
                                  <text:list-item>
                                    <text:p text:style-name="P20"><text:span text:style-name="T10">Instructores</text:span></text:p>
                                  </text:list-item>
                                  <text:list-item>
                                    <text:p text:style-name="P21"><text:span text:style-name="T10">Público General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5-limitacion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Limitaciones</text:span></text:p>
          </draw:text-box>
        </draw:frame>
        <draw:frame draw:style-name="gr23" draw:text-style-name="P22" draw:layer="layout" svg:width="21.264cm" svg:height="11.828cm" svg:x="5.736cm" svg:y="7.501cm">
          <draw:text-box>
            <text:p text:style-name="P23"><text:span text:style-name="T10">Estrictas peticiones que hace el administrador de la red de la UES-FMO que impide una implementación más sencilla.</text:span></text:p>
            <text:p text:style-name="P8"><text:span text:style-name="T10"/></text:p>
            <text:p text:style-name="P23"><text:span text:style-name="T10">Se carece del hardware adecuado para la implementación. Hardware improvisado será el que albergará al sistema.</text:span></text:p>
            <text:p text:style-name="P23"><text:span text:style-name="T10"/></text:p>
            <text:p text:style-name="P23"><text:span text:style-name="T10">Se limitará el tamaño de archivos almacenados en JHard para que no colapse en un futuro.</text:span></text:p>
            <text:p text:style-name="P8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5-limitacion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Limitaciones</text:span></text:p>
          </draw:text-box>
        </draw:frame>
        <draw:frame draw:style-name="gr24" draw:text-style-name="P12" draw:layer="layout" svg:width="21.264cm" svg:height="11.828cm" svg:x="5.736cm" svg:y="7.118cm">
          <draw:text-box>
            <text:p text:style-name="P23"><text:span text:style-name="T10">Existe un problema con los discos duros del correo institucional, y por motivos del uso de ancho de banda, no se implementaran notificaciones por correo, pero sí se puede implementar un sistema de suscripción por RSS/Atom feeds.</text:span></text:p>
            <text:p text:style-name="P8"><text:span text:style-name="T10"/></text:p>
            <text:p text:style-name="P23"><text:span text:style-name="T10">No se realizaran capacitaciones del uso de Jhard.</text:span></text:p>
            <text:p text:style-name="P23"><text:span text:style-name="T10"/></text:p>
            <text:p text:style-name="P23"><text:span text:style-name="T10">No se colocara más que contenido de ejemplo en el Sistem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cm">
          <draw:image xlink:href="../recursos/backgrounds-presentacion-alternativa/bkg6-justific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Justificación</text:span></text:p>
          </draw:text-box>
        </draw:frame>
        <draw:frame draw:style-name="gr25" draw:text-style-name="P25" draw:layer="layout" svg:width="21.264cm" svg:height="11.828cm" svg:x="5.736cm" svg:y="7.118cm">
          <draw:text-box>
            <text:p text:style-name="P24"><text:span text:style-name="T10">Lo que se quiere lograr con este sistema: aumentar la eficiencia en todas las actividades realizadas dentro de ella.</text:span></text:p>
            <text:p text:style-name="P24"><text:span text:style-name="T10"/></text:p>
            <text:p text:style-name="P24"><text:span text:style-name="T10">No es posible que una dependencia donde se enseña a manejar tecnologías y ponerlas al servicio de la sociedad no cuente con una herramienta diseñada a la medida de esta unidad para que mecanicen sus procesos principal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01cm">
          <draw:image xlink:href="../recursos/backgrounds-presentacion-alternativa/bkg6-justific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Justificación</text:span></text:p>
          </draw:text-box>
        </draw:frame>
        <draw:frame draw:style-name="gr26" draw:text-style-name="P27" draw:layer="layout" svg:width="21.264cm" svg:height="11.828cm" svg:x="5.736cm" svg:y="7.118cm">
          <draw:text-box>
            <text:p text:style-name="P26"><text:span text:style-name="T10">Esta herramienta compuesta por módulos consumibles servirá como ejemplo para las nuevas generaciones de estudiantes de ingeniería de sistemas.</text:span></text:p>
            <text:p text:style-name="P26"><text:span text:style-name="T10">Permitirá ir a la vanguardia y proyectar una mejor imagen brindando servicios eficientes de información, de forma interna a la facultad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1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303cm" svg:height="1.276cm" svg:x="6.1cm" svg:y="4.8cm">
          <draw:text-box>
            <text:p text:style-name="P14"><text:span text:style-name="T9">Del Trabajo de Grado - Propuesta</text:span></text:p>
          </draw:text-box>
        </draw:frame>
        <draw:frame draw:style-name="gr27" draw:text-style-name="P28" draw:layer="layout" svg:width="21.264cm" svg:height="12.409cm" svg:x="5.736cm" svg:y="7.118cm">
          <draw:text-box>
            <text:p text:style-name="P8"><text:span text:style-name="T10">Portada</text:span></text:p>
            <text:p text:style-name="P14"><text:span text:style-name="T10">Dedicatorias</text:span></text:p>
            <text:p text:style-name="P14"><text:span text:style-name="T10">Tabla de Contenido</text:span></text:p>
            <text:p text:style-name="P14"><text:span text:style-name="T10">Agradecimientos</text:span></text:p>
            <text:p text:style-name="P14"><text:span text:style-name="T10"/></text:p>
            <text:p text:style-name="P14"><text:span text:style-name="T10">CAPÍTULO I: Generalidades del Proyecto </text:span></text:p>
            <text:p text:style-name="P8"><text:span text:style-name="T10">CAPÍTULO II: Situación Problemática</text:span></text:p>
            <text:p text:style-name="P8"><text:span text:style-name="T10">CAPÍTULO III: Análisis de Requerimientos del Proyecto</text:span></text:p>
            <text:p text:style-name="P8"><text:span text:style-name="T10">CAPÍTULO IV: Diseño y desarrollo del Sistema </text:span></text:p>
            <text:p text:style-name="P8"><text:span text:style-name="T10">CAPÍTULO V: Plan de Implementación del Software 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303cm" svg:height="1.276cm" svg:x="6.1cm" svg:y="4.8cm">
          <draw:text-box>
            <text:p text:style-name="P14"><text:span text:style-name="T9">Del Trabajo de Grado - Propuesta</text:span></text:p>
          </draw:text-box>
        </draw:frame>
        <draw:frame draw:style-name="gr28" draw:text-style-name="P27" draw:layer="layout" svg:width="21.264cm" svg:height="11.828cm" svg:x="5.736cm" svg:y="7.118cm">
          <draw:text-box>
            <text:p text:style-name="P8"><text:span text:style-name="T10">CAPITULO VI:  Documentación del Software</text:span></text:p>
            <text:p text:style-name="P8"><text:span text:style-name="T10">Conclusiones </text:span></text:p>
            <text:p text:style-name="P14"><text:span text:style-name="T10">Recomendaciones </text:span></text:p>
            <text:p text:style-name="P14"><text:span text:style-name="T10">Anexos</text:span></text:p>
            <text:p text:style-name="P14"><text:span text:style-name="T10">Bibliografía</text:span></text:p>
            <text:p text:style-name="P14"><text:span text:style-name="T10">Índice de nombres y cuadr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29" draw:text-style-name="P27" draw:layer="layout" svg:width="21.264cm" svg:height="11.828cm" svg:x="5.736cm" svg:y="7.118cm">
          <draw:text-box>
            <text:p text:style-name="P8"><text:span text:style-name="T10">CAPÍTULO I: Generalidades del Proyecto</text:span></text:p>
          </draw:text-box>
        </draw:frame>
        <draw:frame draw:style-name="gr4" draw:text-style-name="P7" draw:layer="layout" svg:width="12.63cm" svg:height="8.419cm" svg:x="10.2cm" svg:y="9.7cm">
          <draw:image xlink:href="../recursos/fases/1-presentation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0" draw:text-style-name="P28" draw:layer="layout" svg:width="21.264cm" svg:height="11.828cm" svg:x="5.736cm" svg:y="7.118cm">
          <draw:text-box>
            <text:p text:style-name="P8"><text:span text:style-name="T10">CAPÍTULO II: Situación Problemática</text:span></text:p>
          </draw:text-box>
        </draw:frame>
        <draw:frame draw:style-name="gr4" draw:text-style-name="P7" draw:layer="layout" svg:width="9.585cm" svg:height="8.5cm" svg:x="12cm" svg:y="9.8cm">
          <draw:image xlink:href="../recursos/fases/2-012102turn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1" draw:text-style-name="P28" draw:layer="layout" svg:width="21.264cm" svg:height="11.828cm" svg:x="5.736cm" svg:y="7.118cm">
          <draw:text-box>
            <text:p text:style-name="P8"><text:span text:style-name="T10">CAPÍTULO III: Análisis de Requerimientos del Proyecto</text:span></text:p>
          </draw:text-box>
        </draw:frame>
        <draw:frame draw:style-name="gr4" draw:text-style-name="P7" draw:layer="layout" svg:width="10.318cm" svg:height="7.751cm" svg:x="11.182cm" svg:y="9.749cm">
          <draw:image xlink:href="../recursos/fases/2-presupuesto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2" draw:text-style-name="P28" draw:layer="layout" svg:width="21.264cm" svg:height="11.828cm" svg:x="5.736cm" svg:y="7.118cm">
          <draw:text-box>
            <text:p text:style-name="P8"><text:span text:style-name="T10">CAPÍTULO IV: Diseño y desarrollo del Sistema </text:span></text:p>
          </draw:text-box>
        </draw:frame>
        <draw:frame draw:style-name="gr4" draw:text-style-name="P7" draw:layer="layout" svg:width="12cm" svg:height="9.34cm" svg:x="10.5cm" svg:y="9.213cm">
          <draw:image xlink:href="../recursos/fases/4-3Dshadow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3" draw:text-style-name="P28" draw:layer="layout" svg:width="21.264cm" svg:height="11.828cm" svg:x="5.736cm" svg:y="7.118cm">
          <draw:text-box>
            <text:p text:style-name="P8"><text:span text:style-name="T10">CAPÍTULO V: Plan de Implementación del Software </text:span></text:p>
          </draw:text-box>
        </draw:frame>
        <draw:frame draw:style-name="gr4" draw:text-style-name="P7" draw:layer="layout" svg:width="7cm" svg:height="7cm" svg:x="13.3cm" svg:y="10.9cm">
          <draw:image xlink:href="../recursos/fases/5-15833.jpe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4" draw:text-style-name="P28" draw:layer="layout" svg:width="21.264cm" svg:height="11.828cm" svg:x="5.736cm" svg:y="7.118cm">
          <draw:text-box>
            <text:p text:style-name="P8"><text:span text:style-name="T10">CAPITULO VI:  Documentación del Software</text:span></text:p>
          </draw:text-box>
        </draw:frame>
        <draw:frame draw:style-name="gr4" draw:text-style-name="P7" draw:layer="layout" svg:width="6.956cm" svg:height="8.698cm" svg:x="13.2cm" svg:y="9.7cm">
          <draw:image xlink:href="../recursos/fases/6-dictio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11cm">
          <draw:image xlink:href="../recursos/backgrounds-presentacion-alternativa/bkg8-cronogram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Cronograma</text:span></text:p>
          </draw:text-box>
        </draw:frame>
        <draw:frame draw:style-name="gr15" draw:text-style-name="P16" draw:layer="layout" svg:width="6.59cm" svg:height="1.276cm" svg:x="6.1cm" svg:y="4.8cm">
          <draw:text-box>
            <text:p text:style-name="P14"><text:span text:style-name="T9">De Actividades</text:span></text:p>
          </draw:text-box>
        </draw:frame>
        <draw:frame draw:style-name="gr4" draw:text-style-name="P7" draw:layer="layout" svg:width="18cm" svg:height="12.234cm" svg:x="7.5cm" svg:y="6.992cm">
          <draw:image xlink:href="../gantt.png" xlink:type="simple" xlink:show="embed" xlink:actuate="onLoad">
            <text:p/>
          </draw:image>
        </draw:frame>
        <draw:custom-shape draw:style-name="gr35" draw:text-style-name="P7" draw:layer="layout" svg:width="16.8cm" svg:height="3cm" svg:x="8.7cm" svg:y="7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16.8cm" svg:height="5.7cm" svg:x="8.7cm" svg:y="10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6.8cm" svg:height="2.9cm" svg:x="8.7cm" svg:y="16.6cm">
          <text:p/>
          <draw:enhanced-geometry svg:viewBox="0 0 21600 21600" draw:type="rectangle" draw:enhanced-path="M 0 0 L 21600 0 21600 21600 0 21600 0 0 Z N"/>
        </draw:custom-shape>
        <draw:frame draw:style-name="gr15" draw:text-style-name="P30" draw:layer="layout" svg:width="6.56cm" svg:height="0.806cm" svg:x="18.936cm" svg:y="8cm">
          <draw:text-box>
            <text:p text:style-name="P29"><text:span text:style-name="T11">Desarrollo del anteproyecto</text:span></text:p>
          </draw:text-box>
        </draw:frame>
        <draw:frame draw:style-name="gr15" draw:text-style-name="P30" draw:layer="layout" svg:width="9.019cm" svg:height="0.806cm" svg:x="16.476cm" svg:y="11cm">
          <draw:text-box>
            <text:p text:style-name="P29"><text:span text:style-name="T11">Desarrollo de la propuesta de software</text:span></text:p>
          </draw:text-box>
        </draw:frame>
        <draw:frame draw:style-name="gr15" draw:text-style-name="P30" draw:layer="layout" svg:width="10.069cm" svg:height="0.806cm" svg:x="8.6cm" svg:y="16.794cm">
          <draw:text-box>
            <text:p text:style-name="P29"><text:span text:style-name="T11">Desarrollo final de la propuesta de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9-investig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Metodología</text:span></text:p>
          </draw:text-box>
        </draw:frame>
        <draw:frame draw:style-name="gr15" draw:text-style-name="P16" draw:layer="layout" svg:width="7.305cm" svg:height="1.276cm" svg:x="6.1cm" svg:y="4.8cm">
          <draw:text-box>
            <text:p text:style-name="P14"><text:span text:style-name="T9">De Investigación</text:span></text:p>
          </draw:text-box>
        </draw:frame>
        <draw:frame draw:style-name="gr38" draw:text-style-name="P27" draw:layer="layout" svg:width="21.264cm" svg:height="11.828cm" svg:x="5.736cm" svg:y="7.118cm">
          <draw:text-box>
            <text:list text:style-name="L3">
              <text:list-item>
                <text:p text:style-name="P13"><text:span text:style-name="T10">Investigación de tipo operativa</text:span></text:p>
              </text:list-item>
              <text:list-item>
                <text:p text:style-name="P13"><text:span text:style-name="T10">Fas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FASE 1: Recopilación de Información Pertinente</text:span></text:p>
                                  </text:list-item>
                                  <text:list-item>
                                    <text:p text:style-name="P13"><text:span text:style-name="T10">FASE <text:s/>2: Diseño del Software a Proponer</text:span></text:p>
                                  </text:list-item>
                                  <text:list-item>
                                    <text:p text:style-name="P13"><text:span text:style-name="T10">FASE 3: Desarrollo del Software Propuest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9-investig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Metodología</text:span></text:p>
          </draw:text-box>
        </draw:frame>
        <draw:frame draw:style-name="gr15" draw:text-style-name="P16" draw:layer="layout" svg:width="7.305cm" svg:height="1.276cm" svg:x="6.1cm" svg:y="4.8cm">
          <draw:text-box>
            <text:p text:style-name="P14"><text:span text:style-name="T9">De Investigación</text:span></text:p>
          </draw:text-box>
        </draw:frame>
        <draw:frame draw:style-name="gr39" draw:text-style-name="P31" draw:layer="layout" svg:width="21.264cm" svg:height="11.828cm" svg:x="5.736cm" svg:y="7.118cm">
          <draw:text-box>
            <text:list text:style-name="L3">
              <text:list-item>
                <text:p text:style-name="P13"><text:span text:style-name="T10">Técnicas de Investigació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Entrevista</text:span></text:p>
                                  </text:list-item>
                                  <text:list-item>
                                    <text:p text:style-name="P13"><text:span text:style-name="T10">Revisión Documental</text:span></text:p>
                                  </text:list-item>
                                  <text:list-item>
                                    <text:p text:style-name="P13"><text:span text:style-name="T10">Consultas de la Web</text:span></text:p>
                                  </text:list-item>
                                  <text:list-item>
                                    <text:p text:style-name="P13"><text:span text:style-name="T10">Encuesta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1cm">
          <draw:image xlink:href="../recursos/backgrounds-presentacion-alternativa/bkg10-refbibli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Referencia</text:span></text:p>
          </draw:text-box>
        </draw:frame>
        <draw:frame draw:style-name="gr15" draw:text-style-name="P16" draw:layer="layout" svg:width="5.51cm" svg:height="1.276cm" svg:x="6.1cm" svg:y="4.8cm">
          <draw:text-box>
            <text:p text:style-name="P14"><text:span text:style-name="T9">Bibliográfica</text:span></text:p>
          </draw:text-box>
        </draw:frame>
        <draw:frame draw:style-name="gr40" draw:text-style-name="P27" draw:layer="layout" svg:width="21.264cm" svg:height="11.828cm" svg:x="5.736cm" svg:y="7.118cm">
          <draw:text-box>
            <text:p text:style-name="P32"><text:span text:style-name="T10">Umberto Eco, “Cómo se Hace un Tesis – Técnicas y Procedimientos <text:s/>de estudio, investigación y escritura”, Roma, Italia.</text:span></text:p>
            <text:p text:style-name="P32"><text:span text:style-name="T10"/></text:p>
            <text:p text:style-name="P32"><text:span text:style-name="T10">Lic. Eladio Zacarías Ortez, “Así se investiga – Pasos para hacer una investigación”, San Salvador, El Salvador, Editorial Clásicos Roxil, 2001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10-refbibli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Referencia</text:span></text:p>
          </draw:text-box>
        </draw:frame>
        <draw:frame draw:style-name="gr15" draw:text-style-name="P16" draw:layer="layout" svg:width="5.51cm" svg:height="1.276cm" svg:x="6.1cm" svg:y="4.8cm">
          <draw:text-box>
            <text:p text:style-name="P14"><text:span text:style-name="T9">Bibliográfica</text:span></text:p>
          </draw:text-box>
        </draw:frame>
        <draw:frame draw:style-name="gr41" draw:text-style-name="P33" draw:layer="layout" svg:width="21.264cm" svg:height="11.828cm" svg:x="5.736cm" svg:y="7.118cm">
          <draw:text-box>
            <text:p text:style-name="P8"><text:span text:style-name="T10">Calderón Peraza, Ernesto Alexander. “Desarrollo de un sistema informático para la actualización del Centro de Desarrollo Profesional Docente del Ministerio de Educación de El Salvador, Departamento de Ingeniería y Arquitectura, Universidad de El Salvador”. Santa Ana, El Salvador, 2005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>
        <office:forms form:automatic-focus="false" form:apply-design-mode="false"/>
        <draw:frame draw:style-name="gr1" draw:text-style-name="P34" draw:layer="layout" svg:width="21cm" svg:height="4.332cm" svg:x="6cm" svg:y="1.168cm">
          <draw:text-box>
            <text:p text:style-name="P1"><text:span text:style-name="T12">Gracias</text:span></text:p>
          </draw:text-box>
        </draw:frame>
        <draw:frame draw:style-name="gr15" draw:text-style-name="P16" draw:layer="layout" svg:width="6.894cm" svg:height="1.276cm" svg:x="12.9cm" svg:y="10.3cm">
          <draw:text-box>
            <text:p text:style-name="P14"><text:span text:style-name="T9">Por su atención</text:span></text:p>
          </draw:text-box>
        </draw:frame>
        <draw:frame draw:style-name="gr42" draw:text-style-name="P33" draw:layer="layout" svg:width="5.764cm" svg:height="2.5cm" svg:x="6cm" svg:y="12.3cm">
          <draw:text-box>
            <text:p text:style-name="P26"><text:span text:style-name="T10">Amaya Centeno Rodrigo</text:span></text:p>
          </draw:text-box>
        </draw:frame>
        <draw:frame draw:style-name="gr43" draw:text-style-name="P33" draw:layer="layout" svg:width="6.5cm" svg:height="2.5cm" svg:x="13.064cm" svg:y="12.301cm">
          <draw:text-box>
            <text:p text:style-name="P35"><text:span text:style-name="T10">Barrientos Padilla Hugo Alejandro</text:span></text:p>
          </draw:text-box>
        </draw:frame>
        <draw:frame draw:style-name="gr44" draw:text-style-name="P33" draw:layer="layout" svg:width="5.764cm" svg:height="2.5cm" svg:x="21.264cm" svg:y="12.301cm">
          <draw:text-box>
            <text:p text:style-name="P26"><text:span text:style-name="T10">Linares Melara Roberto Car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062000001938F6703C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in_20_espaciado" style:display-name="Sin espaciado" style:family="graphic">
      <style:paragraph-properties style:text-autospace="none"/>
      <style:text-properties style:use-window-font-color="true" fo:font-family="Calibri" style:font-family-generic="swiss" style:font-pitch="variable" fo:font-size="11pt" fo:language="es" fo:country="ES" style:font-family-asian="Arial" style:font-family-generic-asian="swiss" style:font-pitch-asian="variable" style:language-asian="en" style:country-asian="US" style:font-family-complex="Calibri" style:font-family-generic-complex="swiss" style:font-pitch-complex="variable" style:font-size-complex="11pt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8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8z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Mgr4" style:family="graphic" style:parent-style-name="standard">
      <style:graphic-properties svg:stroke-color="#dc2300" draw:fill="solid" draw:fill-color="#dc2300" draw:textarea-horizontal-align="center" draw:textarea-vertical-align="middle"/>
    </style:style>
    <style:style style:name="Mgr5" style:family="graphic" style:parent-style-name="standard">
      <style:graphic-properties svg:stroke-color="#e6e64c" draw:fill="solid" draw:fill-color="#e6e64c" draw:textarea-horizontal-align="center" draw:textarea-vertical-align="middle"/>
    </style:style>
    <style:style style:name="Mgr6" style:family="graphic" style:parent-style-name="standard">
      <style:graphic-properties svg:stroke-color="#47b8b8" draw:fill="solid" draw:fill-color="#47b8b8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rect draw:style-name="Mgr3" draw:text-style-name="MP4" draw:layer="backgroundobjects" svg:width="22cm" svg:height="6cm" svg:x="5.5cm" svg:y="0.5cm">
        <text:p/>
      </draw:rect>
      <draw:rect draw:style-name="Mgr4" draw:text-style-name="MP4" draw:layer="backgroundobjects" svg:width="5cm" svg:height="6cm" svg:x="0cm" svg:y="0.5cm">
        <text:p/>
      </draw:rect>
      <draw:rect draw:style-name="Mgr5" draw:text-style-name="MP4" draw:layer="backgroundobjects" svg:width="0.758cm" svg:height="0.757cm" svg:x="3.742cm" svg:y="1cm">
        <text:p/>
      </draw:rect>
      <draw:rect draw:style-name="Mgr6" draw:text-style-name="MP4" draw:layer="backgroundobjects" svg:width="0.758cm" svg:height="0.746cm" svg:x="3.742cm" svg:y="2cm">
        <text:p/>
      </draw:rect>
      <draw:rect draw:style-name="Mgr3" draw:text-style-name="MP4" draw:layer="backgroundobjects" svg:width="0.758cm" svg:height="0.755cm" svg:x="3.742cm" svg:y="3cm">
        <text:p/>
      </draw:rect>
      <draw:rect draw:style-name="Mgr3" draw:text-style-name="MP4" draw:layer="backgroundobjects" svg:width="22cm" svg:height="12.5cm" svg:x="5.5cm" svg:y="7cm">
        <text:p/>
      </draw:rect>
      <draw:rect draw:style-name="Mgr4" draw:text-style-name="MP4" draw:layer="backgroundobjects" svg:width="22cm" svg:height="0.5cm" svg:x="5.5cm" svg:y="19.5cm">
        <text:p/>
      </draw:rect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meta:initial-creator>Rodrigo S. Amaya C.</meta:initial-creator>
    <meta:creation-date>2009-04-02T14:52:48</meta:creation-date>
    <dc:date>2009-04-15T12:02:12.14</dc:date>
    <meta:editing-cycles>99</meta:editing-cycles>
    <meta:editing-duration>PT17H56M14S</meta:editing-duration>
    <dc:creator>Rodrigo S. Amaya C.</dc:creator>
    <meta:document-statistic meta:object-count="228"/>
    <meta:user-defined meta:name="Información 1"/>
    <meta:user-defined meta:name="Información 2"/>
    <meta:user-defined meta:name="Información 3"/>
    <meta:user-defined meta:name="Información 4"/>
  </office:meta>
</office:document-meta>
</file>